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2cm"/>
    </style:style>
    <style:style style:name="P2" style:family="paragraph" style:parent-style-name="Standard">
      <style:paragraph-properties fo:margin-top="0cm" fo:margin-bottom="2cm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, le {cyb_date}.</text:p>
      <text:p text:style-name="P1">{cyb_invite} {cyb_prenom} {cyb_nom},</text:p>
      <text:p text:style-name="P1">Veuillez trouver en annexe le détail de vos dépenses qui s'élèvent à <text:span text:style-name="T1">{cyb_total}</text:span><text:span text:style-name="T2"> euros.</text:span></text:p>
      <text:p text:style-name="P2">Cybermonde.or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3T10:37:40</meta:creation-date>
    <meta:editing-duration>PT2M7S</meta:editing-duration>
    <meta:editing-cycles>2</meta:editing-cycles>
    <meta:generator>LibreOffice/3.3$Linux LibreOffice_project/330m19$Build-6</meta:generator>
    <meta:initial-creator>Laurent Lefevre</meta:initial-creator>
    <meta:document-statistic meta:table-count="0" meta:image-count="0" meta:object-count="0" meta:page-count="1" meta:paragraph-count="4" meta:word-count="21" meta:character-count="161"/>
    <dc:date>2012-05-23T10:37:43</dc:date>
    <dc:creator>Laurent Lefevre</dc:creator>
  </office:meta>
</office:document-meta>
</file>